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est Number</text:p>
          </table:table-cell>
          <table:table-cell office:value-type="string">
            <text:p>Date</text:p>
          </table:table-cell>
          <table:table-cell office:value-type="string">
            <text:p>Sample Size</text:p>
          </table:table-cell>
          <table:table-cell office:value-type="string">
            <text:p>Plot Location</text:p>
          </table:table-cell>
          <table:table-cell office:value-type="string">
            <text:p>Data Location</text:p>
          </table:table-cell>
          <table:table-cell office:value-type="string">
            <text:p>Comments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date" office:date-value="2014-03-13">
            <text:p>13/03/1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No MATIE plot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office:value-type="date" office:date-value="2014-03-14">
            <text:p>14/03/1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No MATIE plot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office:value-type="date" office:date-value="2014-03-13">
            <text:p>13/03/14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No MATIE plot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office:value-type="date" office:date-value="2014-03-14">
            <text:p>14/03/14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both plots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office:value-type="date" office:date-value="2014-03-14">
            <text:p>14/03/14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both plot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17:18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3-14T07:35:08</meta:creation-date>
    <dc:date>2014-03-14T17:20:43</dc:date>
    <dc:creator>James </dc:creator>
    <meta:editing-duration>PT8H24M23S</meta:editing-duration>
    <meta:editing-cycles>2</meta:editing-cycles>
    <meta:generator>LibreOffice/4.0.2.2$Linux_X86_64 LibreOffice_project/400m0$Build-2</meta:generator>
    <meta:document-statistic meta:table-count="1" meta:cell-count="26" meta:object-count="0"/>
  </office:meta>
</office:document-meta>
</file>